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text-properties officeooo:rsid="000704b6" officeooo:paragraph-rsid="000704b6"/>
    </style:style>
    <style:style style:name="P2" style:family="paragraph" style:parent-style-name="Standard">
      <style:text-properties fo:font-size="12pt" fo:font-style="italic" fo:font-weight="bold" style:font-size-asian="12pt" style:font-style-asian="italic" style:font-weight-asian="bold" style:font-size-complex="12pt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fo:background-color="#ffff00" style:font-size-asian="12pt" style:font-weight-asian="bold" style:font-size-complex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6" style:family="paragraph" style:parent-style-name="Standard">
      <style:text-properties fo:color="#ff0000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P7" style:family="paragraph" style:parent-style-name="Standard" style:master-page-name="Standard">
      <style:paragraph-properties style:page-number="auto"/>
      <style:text-properties fo:font-size="12pt" style:text-underline-style="solid" style:text-underline-width="auto" style:text-underline-color="font-color" fo:font-weight="bold" fo:background-color="#00ff00" style:font-size-asian="12pt" style:font-weight-asian="bold" style:font-size-complex="12pt"/>
    </style:style>
    <style:style style:name="P8" style:family="paragraph" style:parent-style-name="List_20_Paragraph" style:list-style-name="WWNum1">
      <style:text-properties fo:font-size="12pt" fo:font-style="italic" fo:font-weight="bold" style:font-size-asian="12pt" style:font-style-asian="italic" style:font-weight-asian="bold" style:font-size-complex="12pt"/>
    </style:style>
    <style:style style:name="P9" style:family="paragraph" style:parent-style-name="List_20_Paragraph" style:list-style-name="WWNum2">
      <style:text-properties fo:font-size="12pt" fo:font-style="italic" fo:font-weight="bold" style:font-size-asian="12pt" style:font-style-asian="italic" style:font-weight-asian="bold" style:font-size-complex="12pt"/>
    </style:style>
    <style:style style:name="P10" style:family="paragraph" style:parent-style-name="List_20_Paragraph" style:list-style-name="WWNum3">
      <style:text-properties fo:font-size="12pt" fo:font-style="italic" fo:font-weight="bold" style:font-size-asian="12pt" style:font-style-asian="italic" style:font-weight-asian="bold" style:font-size-complex="12pt"/>
    </style:style>
    <style:style style:name="P11" style:family="paragraph" style:parent-style-name="List_20_Paragraph" style:list-style-name="WWNum6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P12" style:family="paragraph" style:parent-style-name="Frame_20_contents">
      <style:text-properties officeooo:paragraph-rsid="000704b6"/>
    </style:style>
    <style:style style:name="P13" style:family="paragraph" style:parent-style-name="Frame_20_contents">
      <style:text-properties officeooo:paragraph-rsid="000694bb"/>
    </style:style>
    <style:style style:name="P14" style:family="paragraph" style:parent-style-name="Frame_20_contents">
      <style:text-properties officeooo:rsid="000c2de0" officeooo:paragraph-rsid="000c2de0"/>
    </style:style>
    <style:style style:name="P15" style:family="paragraph">
      <style:paragraph-properties fo:text-align="center"/>
    </style:style>
    <style:style style:name="P16" style:family="paragraph">
      <style:text-properties fo:font-size="11pt"/>
    </style:style>
    <style:style style:name="P17" style:family="paragraph">
      <loext:graphic-properties draw:fill-color="#729fcf"/>
    </style:style>
    <style:style style:name="P18" style:family="paragraph">
      <loext:graphic-properties draw:fill="solid" draw:fill-color="#729fcf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center"/>
      <style:text-properties fo:font-size="11pt"/>
    </style:style>
    <style:style style:name="T1" style:family="text">
      <style:text-properties officeooo:rsid="000704b6"/>
    </style:style>
    <style:style style:name="T2" style:family="text">
      <style:text-properties officeooo:rsid="000694bb"/>
    </style:style>
    <style:style style:name="T3" style:family="text">
      <style:text-properties fo:font-size="11pt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15cm" fo:border="none" draw:textarea-vertical-align="middl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svg:stroke-color="#000000" draw:textarea-horizontal-align="justify" draw:textarea-vertical-align="middle" draw:auto-grow-height="false" fo:min-height="0.928cm" fo:min-width="2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svg:stroke-color="#000000" draw:fill-color="#729fcf" draw:textarea-horizontal-align="justify" draw:textarea-vertical-align="middle" draw:auto-grow-height="false" fo:min-height="1.083cm" fo:min-width="1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svg:stroke-color="#000000" draw:textarea-horizontal-align="justify" draw:textarea-vertical-align="middle" draw:auto-grow-height="false" fo:min-height="1.513cm" fo:min-width="1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svg:stroke-color="#000000" draw:fill="solid" draw:fill-color="#729fcf" draw:textarea-horizontal-align="justify" draw:textarea-vertical-align="middle" draw:auto-grow-height="false" fo:min-height="0.631cm" fo:min-width="1.8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svg:stroke-color="#000000" draw:textarea-horizontal-align="justify" draw:textarea-vertical-align="middle" draw:auto-grow-height="false" fo:min-height="0.631cm" fo:min-width="1.8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6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textarea-horizontal-align="justify" draw:textarea-vertical-align="middle" draw:auto-grow-height="false" fo:min-height="1.035cm" fo:min-width="1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 style:parent-style-name="Frame">
      <style:graphic-properties svg:stroke-color="#000000" draw:textarea-horizontal-align="justify" draw:textarea-vertical-align="middle" draw:auto-grow-height="false" fo:min-height="0.923cm" fo:min-width="2.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 style:parent-style-name="Frame">
      <style:graphic-properties svg:stroke-color="#000000" draw:textarea-horizontal-align="justify" draw:textarea-vertical-align="middle" draw:auto-grow-height="false" fo:min-height="1.083cm" fo:min-width="1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 style:parent-style-name="Frame">
      <style:graphic-properties draw:textarea-horizontal-align="justify" draw:textarea-vertical-align="middle" draw:auto-grow-height="false" fo:min-height="1.143cm" fo:min-width="1.49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 style:parent-style-name="Frame">
      <style:graphic-properties draw:textarea-horizontal-align="justify" draw:textarea-vertical-align="middle" draw:auto-grow-height="false" fo:min-height="0.714cm" fo:min-width="1.5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6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62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blema da risolvere</text:p>
      <text:p text:style-name="P5">Input</text:p>
      <text:list xml:id="list150503707294667429" text:style-name="WWNum1">
        <text:list-item>
          <text:p text:style-name="P8">Una lista di numeri interi A (negativi/positivi) ordinata</text:p>
        </text:list-item>
        <text:list-item>
          <text:p text:style-name="P8">La dimensione Dim della lista</text:p>
        </text:list-item>
        <text:list-item>
          <text:p text:style-name="P8">Un numero Somma</text:p>
        </text:list-item>
      </text:list>
      <text:p text:style-name="P5">Output</text:p>
      <text:list xml:id="list6528485022134851458" text:style-name="WWNum2">
        <text:list-item>
          <text:p text:style-name="P9">“SI” se esiste una coppia di elementi distinti (possibilmente dello stesso valore) la cui somma è uguale a Somma</text:p>
        </text:list-item>
        <text:list-item>
          <text:p text:style-name="P9">“NO” se NON esiste una coppia di elementi distinti (possibilmente dello stesso valore) la cui somma è uguale a Somma</text:p>
        </text:list-item>
      </text:list>
      <text:p text:style-name="P3">Esempio:</text:p>
      <text:p text:style-name="P6">Input</text:p>
      <text:list xml:id="list5552686471068895383" text:style-name="WWNum3">
        <text:list-item>
          <text:p text:style-name="P10">A=(-7, -3,-2, 1,3,5,7, 9, 10 ,13)</text:p>
        </text:list-item>
        <text:list-item>
          <text:p text:style-name="P10">Dim= 15</text:p>
        </text:list-item>
        <text:list-item>
          <text:p text:style-name="P10">Somma = 3</text:p>
        </text:list-item>
      </text:list>
      <text:p text:style-name="P6">Output</text:p>
      <text:list xml:id="list4797838479765572365" text:style-name="WWNum6">
        <text:list-item>
          <text:p text:style-name="P11">SI</text:p>
        </text:list-item>
      </text:list>
      <text:p text:style-name="P2"/>
      <text:p text:style-name="P2">Idea dell’algoritmo:</text:p>
      <text:p text:style-name="P4"><draw:frame draw:style-name="fr1" draw:name="Cornice3" text:anchor-type="paragraph" svg:x="11.411cm" svg:y="3.466cm" svg:width="1.866cm" svg:height="0.631cm" draw:z-index="1"><draw:text-box><text:p text:style-name="P1"><text:s text:c="5"/>I: Lista </text:p></draw:text-box></draw:frame><draw:custom-shape text:anchor-type="paragraph" draw:z-index="6" draw:name="Forma1" draw:style-name="gr3" draw:text-style-name="P17" svg:width="2.617cm" svg:height="1.532cm" svg:x="11.088cm" svg:y="1.381cm"><text:p text:style-name="P12"><text:span text:style-name="T1"><text:s text:c="5"/>INIZI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" draw:name="Forma2" draw:style-name="gr1" draw:text-style-name="P15" svg:x1="12.416cm" svg:y1="2.912cm" svg:x2="12.416cm" svg:y2="8.657cm"><text:p/></draw:line><draw:custom-shape text:anchor-type="paragraph" draw:z-index="11" draw:name="Forma3" draw:style-name="gr6" svg:width="2.964cm" svg:height="1.003cm" svg:x="5.957cm" svg:y="5.001cm"><text:p text:style-name="P12"><text:span text:style-name="T1"><text:s/>O: Somma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4" draw:name="Forma3" draw:style-name="gr6" svg:width="2.964cm" svg:height="1.003cm" svg:x="10.885cm" svg:y="6.057cm"><text:p text:style-name="P12"><text:span text:style-name="T1"><text:s text:c="2"/>I: Somma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5" draw:name="Forma3" draw:style-name="gr6" svg:width="2.964cm" svg:height="1.003cm" svg:x="10.885cm" svg:y="4.671cm"><text:p text:style-name="P12"><text:span text:style-name="T1"><text:s text:c="5"/>I: Dim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6" draw:name="Forma4" draw:style-name="gr2" draw:text-style-name="P16" svg:width="2.767cm" svg:height="0.929cm" svg:x="11.023cm" svg:y="7.401cm"><text:p text:style-name="P12"><text:span text:style-name="T1"><text:s text:c="13"/>i = 0</text:span></text:p><draw:enhanced-geometry svg:viewBox="0 0 21600 21600" draw:type="rectangle" draw:enhanced-path="M 0 0 L 21600 0 21600 21600 0 21600 0 0 Z N"/></draw:custom-shape><draw:custom-shape text:anchor-type="paragraph" draw:z-index="27" draw:name="Forma4" draw:style-name="gr12" draw:text-style-name="P16" svg:width="2.761cm" svg:height="0.923cm" svg:x="11.044cm" svg:y="8.657cm"><text:p text:style-name="P12"><text:span text:style-name="T1"><text:s text:c="8"/>j = Dim-1</text:span></text:p><draw:enhanced-geometry svg:viewBox="0 0 21600 21600" draw:type="rectangle" draw:enhanced-path="M 0 0 L 21600 0 21600 21600 0 21600 0 0 Z N"/></draw:custom-shape><draw:custom-shape text:anchor-type="paragraph" draw:z-index="8" draw:name="Forma5" draw:style-name="gr4" draw:text-style-name="P16" svg:width="3.83cm" svg:height="3.028cm" svg:x="5.567cm" svg:y="7.59cm"><text:p text:style-name="P13"><text:span text:style-name="T2">Lista(i)+ Lista(j)= Somma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8" draw:name="Forma1" draw:style-name="gr13" svg:width="2.617cm" svg:height="1.532cm" svg:x="6.121cm" svg:y="2.628cm"><text:p text:style-name="P12"><text:span text:style-name="T1"><text:s text:c="6"/>FIN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Forma6" draw:style-name="gr1" draw:text-style-name="P15" svg:x1="5.567cm" svg:y1="9.103cm" svg:x2="3.524cm" svg:y2="9.103cm"><text:p/></draw:line><draw:line text:anchor-type="paragraph" draw:z-index="12" draw:name="Forma7" draw:style-name="gr1" draw:text-style-name="P15" svg:x1="7.449cm" svg:y1="5cm" svg:x2="7.449cm" svg:y2="4.12cm"><text:p/></draw:line><draw:custom-shape text:anchor-type="paragraph" draw:z-index="18" draw:name="Forma5" draw:style-name="gr11" draw:text-style-name="P16" svg:width="2.929cm" svg:height="2.07cm" svg:x="0.584cm" svg:y="8.103cm"><text:p><text:span text:style-name="T3">i + j &lt; Somma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0" draw:name="Forma8" draw:style-name="gr1" draw:text-style-name="P15" svg:x1="9.308cm" svg:y1="9.146cm" svg:x2="11.044cm" svg:y2="9.146cm"><text:p/></draw:line><draw:line text:anchor-type="paragraph" draw:z-index="2" draw:name="Forma9" draw:style-name="gr1" draw:text-style-name="P15" svg:x1="7.472cm" svg:y1="7.59cm" svg:x2="7.472cm" svg:y2="5.997cm"><text:p/></draw:line><draw:line text:anchor-type="paragraph" draw:z-index="4" draw:name="Forma10" draw:style-name="gr1" draw:text-style-name="P15" svg:x1="1.993cm" svg:y1="8.103cm" svg:x2="2.69cm" svg:y2="6.715cm"><text:p/></draw:line><draw:custom-shape text:anchor-type="paragraph" draw:z-index="5" draw:name="Forma4" draw:style-name="gr2" draw:text-style-name="P16" svg:width="2.767cm" svg:height="0.929cm" svg:x="-1.231cm" svg:y="7.176cm"><text:p text:style-name="P13"><text:span text:style-name="T2"><text:s text:c="11"/>j = j-1</text:span></text:p><draw:enhanced-geometry svg:viewBox="0 0 21600 21600" draw:type="rectangle" draw:enhanced-path="M 0 0 L 21600 0 21600 21600 0 21600 0 0 Z N"/></draw:custom-shape><draw:custom-shape text:anchor-type="paragraph" draw:z-index="7" draw:name="Forma4" draw:style-name="gr2" draw:text-style-name="P16" svg:width="2.767cm" svg:height="0.929cm" svg:x="1.362cm" svg:y="5.782cm"><text:p text:style-name="P13"><text:span text:style-name="T2"><text:s text:c="10"/>i = i+1</text:span></text:p><draw:enhanced-geometry svg:viewBox="0 0 21600 21600" draw:type="rectangle" draw:enhanced-path="M 0 0 L 21600 0 21600 21600 0 21600 0 0 Z N"/></draw:custom-shape><draw:custom-shape text:anchor-type="paragraph" draw:z-index="9" draw:name="Forma3" draw:style-name="gr5" draw:text-style-name="P18" svg:width="2.964cm" svg:height="1.003cm" svg:x="10.843cm" svg:y="3.281cm"><text:p text:style-name="P12"><text:span text:style-name="T1"><text:s text:c="5"/>I: Dim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3" draw:name="Forma11" draw:style-name="gr1" draw:text-style-name="P15" svg:x1="0.584cm" svg:y1="9.186cm" svg:x2="0.074cm" svg:y2="8.103cm"><text:p/></draw:line><draw:frame text:anchor-type="paragraph" draw:z-index="14" draw:name="Forma12" draw:style-name="gr7" draw:text-style-name="P19" svg:width="0.572cm" svg:height="0.653cm" svg:x="7.594cm" svg:y="7.267cm"><draw:text-box><text:p>V</text:p></draw:text-box></draw:frame><draw:frame text:anchor-type="paragraph" draw:z-index="15" draw:name="Forma13" draw:style-name="gr8" draw:text-style-name="P19" svg:width="0.572cm" svg:height="0.533cm" svg:x="5.101cm" svg:y="8.571cm"><draw:text-box><text:p>F</text:p></draw:text-box></draw:frame><draw:frame text:anchor-type="paragraph" draw:z-index="16" draw:name="Forma14" draw:style-name="gr9" draw:text-style-name="P19" svg:width="0.553cm" svg:height="0.553cm" svg:x="0.032cm" svg:y="8.922cm"><draw:text-box><text:p>F</text:p></draw:text-box></draw:frame><draw:frame text:anchor-type="paragraph" draw:z-index="17" draw:name="Forma15" draw:style-name="gr10" draw:text-style-name="P19" svg:width="0.655cm" svg:height="0.613cm" svg:x="2.321cm" svg:y="7.756cm"><draw:text-box><text:p>V</text:p></draw:text-box></draw:frame><draw:line text:anchor-type="paragraph" draw:z-index="19" draw:name="Forma16" draw:style-name="gr1" draw:text-style-name="P20" svg:x1="0.893cm" svg:y1="4.881cm" svg:x2="2.713cm" svg:y2="5.782cm"><text:p/></draw:line><draw:line text:anchor-type="paragraph" draw:z-index="20" draw:name="Forma17" draw:style-name="gr1" draw:text-style-name="P15" svg:x1="-1.393cm" svg:y1="10.172cm" svg:x2="-1.393cm" svg:y2="2.635cm"><text:p/></draw:line><draw:line text:anchor-type="paragraph" draw:z-index="21" draw:name="Forma18" draw:style-name="gr1" draw:text-style-name="P15" svg:x1="0.904cm" svg:y1="2.595cm" svg:x2="-1.393cm" svg:y2="2.636cm"><text:p/></draw:line><draw:line text:anchor-type="paragraph" draw:z-index="22" draw:name="Forma19" draw:style-name="gr1" draw:text-style-name="P15" svg:x1="-0.628cm" svg:y1="3.722cm" svg:x2="-0.653cm" svg:y2="7.176cm"><text:p/></draw:line><draw:line text:anchor-type="paragraph" draw:z-index="23" draw:name="Forma20" draw:style-name="gr1" draw:text-style-name="P15" svg:x1="2.355cm" svg:y1="3.718cm" svg:x2="3.318cm" svg:y2="3.718cm"><text:p/></draw:line><draw:custom-shape text:anchor-type="paragraph" draw:z-index="29" draw:name="Forma21" draw:style-name="gr14" svg:width="2.984cm" svg:height="2.287cm" svg:x="-0.628cm" svg:y="2.595cm"><text:p text:style-name="P14"><text:s text:c="5"/>i &lt; j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0" draw:name="Forma22" draw:style-name="gr15" draw:text-style-name="P15" svg:x1="-1.393cm" svg:y1="10.172cm" svg:x2="2.047cm" svg:y2="10.172cm"><text:p/></draw:line><draw:custom-shape text:anchor-type="paragraph" draw:z-index="31" draw:name="Forma23" draw:style-name="gr16" svg:width="2.527cm" svg:height="1.131cm" svg:x="2.96cm" svg:y="3.164cm"><text:p text:style-name="P14"><text:s text:c="3"/>O: NO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32" draw:name="Forma24" draw:style-name="gr15" draw:text-style-name="P15" svg:x1="5.126cm" svg:y1="3.741cm" svg:x2="6.232cm" svg:y2="3.722cm"><text:p/></draw:line><draw:frame text:anchor-type="paragraph" draw:z-index="33" draw:name="Forma25" draw:style-name="gr17" draw:text-style-name="P19" svg:width="0.727cm" svg:height="0.675cm" svg:x="2.355cm" svg:y="3.332cm"><draw:text-box><text:p>F</text:p></draw:text-box></draw:frame><draw:frame text:anchor-type="paragraph" draw:z-index="34" draw:name="Forma26" draw:style-name="gr18" draw:text-style-name="P19" svg:width="0.892cm" svg:height="0.625cm" svg:x="-0.071cm" svg:y="2.129cm"><draw:text-box><text:p>V</text:p></draw:text-box></draw:frame>Controllo la somma del primo con l’ultimo elemento. Se la somma è minore di ciò che cerco, allora controllo il secondo con l’ultimo. Se la somma è maggiore di ciò che cerco, allora controllo il primo con il penultimo. Continuo cosi …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mitru Zotea</meta:initial-creator>
    <meta:editing-cycles>6</meta:editing-cycles>
    <meta:creation-date>2017-05-18T07:40:00</meta:creation-date>
    <dc:date>2017-05-20T09:37:06.119000000</dc:date>
    <meta:editing-duration>PT15M11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31" meta:word-count="160" meta:character-count="884" meta:non-whitespace-character-count="68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